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top="0in" fo:margin-bottom="0.139in" fo:line-height="115%" style:page-number="auto"/>
    </style:style>
    <style:style style:name="P2" style:family="paragraph" style:parent-style-name="Standard" style:list-style-name="">
      <style:paragraph-properties fo:margin-top="0in" fo:margin-bottom="0.139in" fo:line-height="115%"/>
    </style:style>
    <style:style style:name="T1" style:family="text">
      <style:text-properties style:use-window-font-color="true" style:font-name="Calibri" fo:font-size="11pt" fo:language="none" fo:country="none" style:text-underline-style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pouvoir consulter le site en ligne, veuillez cliquer sur le lien en dessous.</text:p>
      <text:p text:style-name="P2"><text:a xlink:type="simple" xlink:href="http://www.youth-integration.fr/" text:style-name="Internet_20_link" text:visited-style-name="Visited_20_Internet_20_Link"><text:span text:style-name="T1">http://www.youth-integration.f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none" fo:country="non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none" fo:country="none" style:font-name-asian="Ari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alibri" fo:font-size="12pt" fo:language="none" fo:country="non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Ari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Calibri" fo:font-size="12pt" fo:language="none" fo:country="none" fo:font-style="italic" style:font-name-asian="Ari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none" fo:country="none" style:font-name-asian="Arial1" style:font-size-asian="12pt" style:language-asian="zh" style:country-asian="CN" style:font-name-complex="Calibri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15" meta:character-count="113"/>
    <dc:date>2022-04-23T18:28:46.82</dc:date>
    <meta:generator>OpenOffice/4.1.7$Win32 OpenOffice.org_project/417m1$Build-9800</meta:generator>
  </office:meta>
</office:document-meta>
</file>